
<file path=META-INF/manifest.xml><?xml version="1.0" encoding="utf-8"?>
<manifest:manifest xmlns:manifest="urn:oasis:names:tc:opendocument:xmlns:manifest:1.0"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spreadsheet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settings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ettings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>
    <style:font-face style:name="Liberation Sans" svg:font-family="Liberation Sans"/>
  </office:font-face-decls>
  <office:automatic-styles>
    <style:style style:parent-style-name="Default" style:data-style-name="" style:family="table-cell" style:name="ce3">
      <style:table-cell-properties fo:background-color="transparent"/>
      <style:paragraph-properties style:writing-mode="page"/>
      <style:text-properties fo:color="#000000" fo:font-family="Liberation Sans" style:font-family-asian="Liberation Sans" style:font-family-complex="Liberation Sans" fo:font-size="11pt" style:font-size-asian="11pt" style:font-size-complex="11pt" fo:font-style="normal" fo:font-weight="normal"/>
    </style:style>
    <style:style style:parent-style-name="Default" style:data-style-name="NF10002" style:family="table-cell" style:name="ce4">
      <style:table-cell-properties fo:background-color="transparent"/>
      <style:paragraph-properties style:writing-mode="page"/>
      <style:text-properties fo:color="#000000" fo:font-family="Liberation Sans" style:font-family-asian="Liberation Sans" style:font-family-complex="Liberation Sans" fo:font-size="11pt" style:font-size-asian="11pt" style:font-size-complex="11pt" fo:font-style="normal" fo:font-weight="normal"/>
    </style:style>
    <style:style style:master-page-name="MasterPage1" style:family="table" style:name="ta1">
      <style:table-properties table:display="true"/>
    </style:style>
    <style:style style:family="table-column" style:name="co1">
      <style:table-column-properties style:column-width="1.958cm" loext:column-width-sym="8.664" fo:break-before="auto"/>
    </style:style>
    <style:style style:family="table-row" style:name="ro1">
      <style:table-row-properties style:row-height="0.5292cm" fo:break-before="auto"/>
    </style:style>
    <style:style style:family="table-column" style:name="co2">
      <style:table-column-properties style:column-width="2.355cm" style:use-optimal-column-width="false" loext:column-width-sym="10.4468" fo:break-before="auto"/>
    </style:style>
    <style:style style:family="table-row" style:name="ro2">
      <style:table-row-properties style:row-height="12.8pt" style:use-optimal-row-height="false" fo:break-before="auto"/>
    </style:style>
    <style:style style:family="text" style:name="T1">
      <style:text-properties fo:font-family="Liberation Sans" style:text-underline-type="none"/>
    </style:style>
    <style:style style:family="text" style:name="T2">
      <style:text-properties fo:font-family="Liberation Sans" style:text-underline-type="none"/>
    </style:style>
    <style:style style:family="table-row" style:name="ro3">
      <style:table-row-properties style:row-height="12.8pt" style:use-optimal-row-height="false" fo:break-before="auto"/>
    </style:style>
    <style:style style:family="text" style:name="T3">
      <style:text-properties fo:font-family="Liberation Sans" style:text-underline-type="none"/>
    </style:style>
    <style:style style:family="text" style:name="T4">
      <style:text-properties fo:font-family="Liberation Sans" style:text-underline-type="none"/>
    </style:style>
    <style:style style:family="text" style:name="T5">
      <style:text-properties fo:font-family="Liberation Sans" style:text-underline-type="none"/>
    </style:style>
    <style:style style:family="text" style:name="T6">
      <style:text-properties fo:font-family="Liberation Sans" style:text-underline-type="none"/>
    </style:style>
    <style:style style:family="table-row" style:name="ro4">
      <style:table-row-properties style:row-height="12.8pt" style:use-optimal-row-height="false" fo:break-before="auto"/>
    </style:style>
    <style:style style:family="table-row" style:name="ro5">
      <style:table-row-properties style:row-height="12.8pt" style:use-optimal-row-height="false" fo:break-before="auto"/>
    </style:style>
    <style:style style:family="table-row" style:name="ro6">
      <style:table-row-properties style:row-height="12.8pt" style:use-optimal-row-height="false" fo:break-before="auto"/>
    </style:style>
    <style:style style:family="table-row" style:name="ro7">
      <style:table-row-properties style:row-height="12.8pt" style:use-optimal-row-height="false" fo:break-before="auto"/>
    </style:style>
    <style:style style:family="table-row" style:name="ro8">
      <style:table-row-properties style:row-height="12.8pt" style:use-optimal-row-height="false" fo:break-before="auto"/>
    </style:style>
    <style:style style:family="table-row" style:name="ro9">
      <style:table-row-properties style:row-height="12.8pt" style:use-optimal-row-height="false" fo:break-before="auto"/>
    </style:style>
    <style:style style:family="table-row" style:name="ro10">
      <style:table-row-properties style:row-height="12.8pt" style:use-optimal-row-height="false" fo:break-before="auto"/>
    </style:style>
    <style:style style:family="table-row" style:name="ro11">
      <style:table-row-properties style:row-height="12.8pt" style:use-optimal-row-height="false" fo:break-before="auto"/>
    </style:style>
    <style:style style:family="table-row" style:name="ro12">
      <style:table-row-properties style:row-height="12.8pt" style:use-optimal-row-height="false" fo:break-before="auto"/>
    </style:style>
    <style:style style:family="table-row" style:name="ro13">
      <style:table-row-properties style:row-height="12.8pt" style:use-optimal-row-height="false" fo:break-before="auto"/>
    </style:style>
    <style:style style:family="table-row" style:name="ro14">
      <style:table-row-properties style:row-height="12.8pt" style:use-optimal-row-height="false" fo:break-before="auto"/>
    </style:style>
    <style:style style:family="table-row" style:name="ro15">
      <style:table-row-properties style:row-height="12.8pt" style:use-optimal-row-height="false" fo:break-before="auto"/>
    </style:style>
    <style:style style:family="table-row" style:name="ro16">
      <style:table-row-properties style:row-height="12.8pt" style:use-optimal-row-height="false" fo:break-before="auto"/>
    </style:style>
    <style:style style:family="table-row" style:name="ro17">
      <style:table-row-properties style:row-height="12.8pt" style:use-optimal-row-height="false" fo:break-before="auto"/>
    </style:style>
    <style:style style:family="table-row" style:name="ro18">
      <style:table-row-properties style:row-height="12.8pt" style:use-optimal-row-height="false" fo:break-before="auto"/>
    </style:style>
    <style:style style:family="graphic" style:name="gr1">
      <style:graphic-properties fo:background-color="transparent"/>
    </style:style>
    <style:style style:family="graphic" style:name="gr2">
      <style:graphic-properties fo:background-color="transparent"/>
    </style:style>
  </office:automatic-styles>
  <office:body>
    <office:spreadsheet>
      <table:table table:name="Tabelle1" table:style-name="ta1">
        <table:shapes>
          <draw:frame draw:name="Object_ch1" draw:style-name="gr1" svg:width="13.32cm" svg:height="7.755cm" svg:x="12.44cm" svg:y="0.6028cm">
            <draw:object xlink:href="./Object 1" xlink:type="simple" xlink:show="embed" xlink:actuate="onLoad"/>
          </draw:frame>
          <draw:frame draw:name="Object_ch10" draw:style-name="gr2" svg:width="13.32cm" svg:height="7.212cm" svg:x="12.44cm" svg:y="8.816cm">
            <draw:object xlink:href="./Object 2" xlink:type="simple" xlink:show="embed" xlink:actuate="onLoad"/>
          </draw:frame>
        </table:shapes>
        <table:table-column table:number-columns-repeated="1024" table:style-name="co2" table:default-cell-style-name="Default"/>
        <table:table-column table:style-name="co1" table:default-cell-style-name="Default"/>
        <table:table-row table:style-name="ro2">
          <table:table-cell office:value-type="string" calcext:value-type="string">
            <text:p><text:span text:style-name="T1">I = 25 mA</text:span></text:p>
          </table:table-cell>
          <table:table-cell table:number-columns-repeated="2"/>
          <table:table-cell office:value-type="string" calcext:value-type="string">
            <text:p><text:span text:style-name="T2">P = 0.6</text:span></text:p>
          </table:table-cell>
          <table:table-cell table:number-columns-repeated="1024"/>
        </table:table-row>
        <table:table-row table:style-name="ro3">
          <table:table-cell office:value-type="string" calcext:value-type="string">
            <text:p><text:span text:style-name="T3">p in mbar</text:span></text:p>
          </table:table-cell>
          <table:table-cell office:value-type="string" calcext:value-type="string">
            <text:p><text:span text:style-name="T4">U in V</text:span></text:p>
          </table:table-cell>
          <table:table-cell/>
          <table:table-cell office:value-type="string" calcext:value-type="string">
            <text:p><text:span text:style-name="T5">I in mA</text:span></text:p>
          </table:table-cell>
          <table:table-cell office:value-type="string" calcext:value-type="string">
            <text:p><text:span text:style-name="T6">U in V</text:span></text:p>
          </table:table-cell>
          <table:table-cell table:number-columns-repeated="1024"/>
        </table:table-row>
        <table:table-row table:style-name="ro4">
          <table:table-cell table:style-name="ce4" office:value-type="float" calcext:value-type="float" office:value="0.5">
            <text:p>0.5</text:p>
          </table:table-cell>
          <table:table-cell office:value-type="float" calcext:value-type="float" office:value="655">
            <text:p>655</text:p>
          </table:table-cell>
          <table:table-cell/>
          <table:table-cell table:style-name="ce4" office:value-type="float" calcext:value-type="float" office:value="15">
            <text:p>15</text:p>
          </table:table-cell>
          <table:table-cell table:number-columns-repeated="1024"/>
        </table:table-row>
        <table:table-row table:style-name="ro5">
          <table:table-cell table:style-name="ce4" office:value-type="float" calcext:value-type="float" office:value="0.55000000000000004">
            <text:p>0.55000000000000004</text:p>
          </table:table-cell>
          <table:table-cell office:value-type="float" calcext:value-type="float" office:value="643">
            <text:p>643</text:p>
          </table:table-cell>
          <table:table-cell/>
          <table:table-cell table:style-name="ce4" office:value-type="float" calcext:value-type="float" office:value="17.5">
            <text:p>17.5</text:p>
          </table:table-cell>
          <table:table-cell table:number-columns-repeated="1024"/>
        </table:table-row>
        <table:table-row table:style-name="ro6">
          <table:table-cell table:style-name="ce4" office:value-type="float" calcext:value-type="float" office:value="0.59999999999999998">
            <text:p>0.59999999999999998</text:p>
          </table:table-cell>
          <table:table-cell office:value-type="float" calcext:value-type="float" office:value="636">
            <text:p>636</text:p>
          </table:table-cell>
          <table:table-cell/>
          <table:table-cell table:style-name="ce4" office:value-type="float" calcext:value-type="float" office:value="20">
            <text:p>20</text:p>
          </table:table-cell>
          <table:table-cell table:number-columns-repeated="1024"/>
        </table:table-row>
        <table:table-row table:style-name="ro7">
          <table:table-cell table:style-name="ce4" office:value-type="float" calcext:value-type="float" office:value="0.65000000000000002">
            <text:p>0.65000000000000002</text:p>
          </table:table-cell>
          <table:table-cell office:value-type="float" calcext:value-type="float" office:value="634">
            <text:p>634</text:p>
          </table:table-cell>
          <table:table-cell/>
          <table:table-cell table:style-name="ce4" office:value-type="float" calcext:value-type="float" office:value="22.5">
            <text:p>22.5</text:p>
          </table:table-cell>
          <table:table-cell office:value-type="float" calcext:value-type="float" office:value="652">
            <text:p>652</text:p>
          </table:table-cell>
          <table:table-cell table:number-columns-repeated="1024"/>
        </table:table-row>
        <table:table-row table:style-name="ro8">
          <table:table-cell table:style-name="ce4" office:value-type="float" calcext:value-type="float" office:value="0.69999999999999996">
            <text:p>0.69999999999999996</text:p>
          </table:table-cell>
          <table:table-cell office:value-type="float" calcext:value-type="float" office:value="633">
            <text:p>633</text:p>
          </table:table-cell>
          <table:table-cell/>
          <table:table-cell table:style-name="ce4" office:value-type="float" calcext:value-type="float" office:value="25">
            <text:p>25</text:p>
          </table:table-cell>
          <table:table-cell office:value-type="float" calcext:value-type="float" office:value="648">
            <text:p>648</text:p>
          </table:table-cell>
          <table:table-cell table:number-columns-repeated="1024"/>
        </table:table-row>
        <table:table-row table:style-name="ro9">
          <table:table-cell table:style-name="ce4" office:value-type="float" calcext:value-type="float" office:value="0.75">
            <text:p>0.75</text:p>
          </table:table-cell>
          <table:table-cell office:value-type="float" calcext:value-type="float" office:value="628">
            <text:p>628</text:p>
          </table:table-cell>
          <table:table-cell/>
          <table:table-cell table:style-name="ce4" office:value-type="float" calcext:value-type="float" office:value="27.5">
            <text:p>27.5</text:p>
          </table:table-cell>
          <table:table-cell office:value-type="float" calcext:value-type="float" office:value="680">
            <text:p>680</text:p>
          </table:table-cell>
          <table:table-cell table:number-columns-repeated="1024"/>
        </table:table-row>
        <table:table-row table:style-name="ro10">
          <table:table-cell table:style-name="ce4" office:value-type="float" calcext:value-type="float" office:value="0.80000000000000004">
            <text:p>0.80000000000000004</text:p>
          </table:table-cell>
          <table:table-cell office:value-type="float" calcext:value-type="float" office:value="623">
            <text:p>623</text:p>
          </table:table-cell>
          <table:table-cell/>
          <table:table-cell table:style-name="ce4" office:value-type="float" calcext:value-type="float" office:value="30">
            <text:p>30</text:p>
          </table:table-cell>
          <table:table-cell office:value-type="float" calcext:value-type="float" office:value="710">
            <text:p>710</text:p>
          </table:table-cell>
          <table:table-cell table:number-columns-repeated="1024"/>
        </table:table-row>
        <table:table-row table:style-name="ro11">
          <table:table-cell table:style-name="ce4" office:value-type="float" calcext:value-type="float" office:value="0.84999999999999998">
            <text:p>0.84999999999999998</text:p>
          </table:table-cell>
          <table:table-cell office:value-type="float" calcext:value-type="float" office:value="622">
            <text:p>622</text:p>
          </table:table-cell>
          <table:table-cell/>
          <table:table-cell table:style-name="ce4" office:value-type="float" calcext:value-type="float" office:value="32.5">
            <text:p>32.5</text:p>
          </table:table-cell>
          <table:table-cell office:value-type="float" calcext:value-type="float" office:value="740">
            <text:p>740</text:p>
          </table:table-cell>
          <table:table-cell table:number-columns-repeated="1024"/>
        </table:table-row>
        <table:table-row table:style-name="ro12">
          <table:table-cell table:style-name="ce4" office:value-type="float" calcext:value-type="float" office:value="0.90000000000000002">
            <text:p>0.90000000000000002</text:p>
          </table:table-cell>
          <table:table-cell office:value-type="float" calcext:value-type="float" office:value="618">
            <text:p>618</text:p>
          </table:table-cell>
          <table:table-cell/>
          <table:table-cell table:style-name="ce4" office:value-type="float" calcext:value-type="float" office:value="35">
            <text:p>35</text:p>
          </table:table-cell>
          <table:table-cell office:value-type="float" calcext:value-type="float" office:value="769">
            <text:p>769</text:p>
          </table:table-cell>
          <table:table-cell table:number-columns-repeated="1024"/>
        </table:table-row>
        <table:table-row table:style-name="ro13">
          <table:table-cell table:style-name="ce4" office:value-type="float" calcext:value-type="float" office:value="0.94999999999999996">
            <text:p>0.94999999999999996</text:p>
          </table:table-cell>
          <table:table-cell office:value-type="float" calcext:value-type="float" office:value="615">
            <text:p>615</text:p>
          </table:table-cell>
          <table:table-cell/>
          <table:table-cell table:style-name="ce4" office:value-type="float" calcext:value-type="float" office:value="37.5">
            <text:p>37.5</text:p>
          </table:table-cell>
          <table:table-cell office:value-type="float" calcext:value-type="float" office:value="802">
            <text:p>802</text:p>
          </table:table-cell>
          <table:table-cell table:number-columns-repeated="1024"/>
        </table:table-row>
        <table:table-row table:style-name="ro14">
          <table:table-cell table:style-name="ce4" office:value-type="float" calcext:value-type="float" office:value="1">
            <text:p>1</text:p>
          </table:table-cell>
          <table:table-cell office:value-type="float" calcext:value-type="float" office:value="613">
            <text:p>613</text:p>
          </table:table-cell>
          <table:table-cell/>
          <table:table-cell table:style-name="ce4" office:value-type="float" calcext:value-type="float" office:value="40">
            <text:p>40</text:p>
          </table:table-cell>
          <table:table-cell office:value-type="float" calcext:value-type="float" office:value="839">
            <text:p>839</text:p>
          </table:table-cell>
          <table:table-cell table:number-columns-repeated="1024"/>
        </table:table-row>
        <table:table-row table:style-name="ro15">
          <table:table-cell table:style-name="ce4" office:value-type="float" calcext:value-type="float" office:value="1.05">
            <text:p>1.05</text:p>
          </table:table-cell>
          <table:table-cell office:value-type="float" calcext:value-type="float" office:value="611">
            <text:p>611</text:p>
          </table:table-cell>
          <table:table-cell/>
          <table:table-cell table:style-name="ce4"/>
          <table:table-cell table:number-columns-repeated="1024"/>
        </table:table-row>
        <table:table-row table:style-name="ro16">
          <table:table-cell table:style-name="ce4" office:value-type="float" calcext:value-type="float" office:value="1.1000000000000001">
            <text:p>1.1000000000000001</text:p>
          </table:table-cell>
          <table:table-cell office:value-type="float" calcext:value-type="float" office:value="610">
            <text:p>610</text:p>
          </table:table-cell>
          <table:table-cell/>
          <table:table-cell table:style-name="ce4"/>
          <table:table-cell table:number-columns-repeated="1024"/>
        </table:table-row>
        <table:table-row table:style-name="ro17">
          <table:table-cell table:style-name="ce4" office:value-type="float" calcext:value-type="float" office:value="1.1499999999999999">
            <text:p>1.1499999999999999</text:p>
          </table:table-cell>
          <table:table-cell office:value-type="float" calcext:value-type="float" office:value="610">
            <text:p>610</text:p>
          </table:table-cell>
          <table:table-cell/>
          <table:table-cell table:style-name="ce4"/>
          <table:table-cell table:number-columns-repeated="1024"/>
        </table:table-row>
        <table:table-row table:style-name="ro18">
          <table:table-cell table:style-name="ce4" office:value-type="float" calcext:value-type="float" office:value="1.2">
            <text:p>1.2</text:p>
          </table:table-cell>
          <table:table-cell office:value-type="float" calcext:value-type="float" office:value="610">
            <text:p>610</text:p>
          </table:table-cell>
          <table:table-cell/>
          <table:table-cell table:style-name="ce4"/>
          <table:table-cell table:number-columns-repeated="1024"/>
        </table:table-row>
        <table:table-row table:number-rows-repeated="47"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>
    <style:font-face style:name="Liberation Sans" svg:font-family="Liberation Sans"/>
  </office:font-face-decls>
  <office:styles>
    <style:default-style style:family="table-cell"/>
    <number:number-style style:name="NF10002">
      <number:number number:decimal-places="2" number:min-integer-digits="1" number:grouping="true"/>
    </number:number-style>
    <style:style style:display-name="Default" style:family="table-cell" style:name="Default">
      <style:table-cell-properties fo:background-color="transparent"/>
      <style:paragraph-properties style:writing-mode="page"/>
      <style:text-properties fo:color="#000000" fo:font-family="Liberation Sans" style:font-family-asian="Liberation Sans" style:font-family-complex="Liberation Sans" fo:font-size="11pt" style:font-size-asian="11pt" style:font-size-complex="11pt" fo:font-style="normal" fo:font-weight="normal"/>
    </style:style>
  </office:styles>
  <office:automatic-styles>
    <style:page-layout style:name="Mpm1">
      <style:page-layout-properties fo:page-width="21cm" fo:page-height="29.7cm" style:print-orientation="portrait" fo:margin-top="1.91cm" fo:margin-bottom="1.91cm" fo:margin-left="1.78cm" fo:margin-right="1.78cm" style:scale-to="100%"/>
      <style:header-style>
        <style:header-footer-properties svg:height="0.762cm" fo:min-height="0.762cm"/>
      </style:header-style>
      <style:footer-style>
        <style:header-footer-properties fo:min-height="0.762cm"/>
      </style:footer-style>
    </style:page-layout>
    <style:style style:data-style-name="" style:family="table-cell" style:name="ce1">
      <style:table-cell-properties fo:background-color="transparent"/>
      <style:paragraph-properties style:writing-mode="page"/>
      <style:text-properties fo:color="#000000" fo:font-family="Liberation Sans" style:font-family-asian="Liberation Sans" style:font-family-complex="Liberation Sans" fo:font-size="11pt" style:font-size-asian="11pt" style:font-size-complex="11pt" fo:font-style="normal" fo:font-weight="normal"/>
    </style:style>
    <style:style style:family="text" style:name="T12">
      <style:text-properties/>
    </style:style>
    <style:style style:family="text" style:name="T13">
      <style:text-properties/>
    </style:style>
    <style:style style:family="text" style:name="T14">
      <style:text-properties/>
    </style:style>
  </office:automatic-styles>
  <office:master-styles>
    <style:master-page style:name="MasterPage1" style:page-layout-name="Mpm1">
      <style:footer>
        <style:region-center>
          <text:p><text:span text:style-name="T13">Seite </text:span><text:span text:style-name="T14"><text:page-number>1</text:page-number></text:span></text:p>
        </style:region-center>
      </style:footer>
      <style:header>
        <style:region-center>
          <text:p><text:span text:style-name="T12"><text:sheet-name>???</text:sheet-name></text:span></text:p>
        </style:region-center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8.2.0.143</meta:generator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/>
  <office:automatic-styles>
    <style:style style:family="chart" style:name="ch1">
      <style:graphic-properties draw:fill-color="#FFFFFF" draw:fill="solid" draw:stroke="solid" svg:stroke-color="#D8D8D8" svg:stroke-width="0.02646cm"/>
      <style:paragraph-properties/>
      <style:chart-properties/>
      <style:text-properties fo:color="#000000" fo:font-family="Calibri" style:font-family-asian="Arial" style:font-family-complex="Arial" fo:font-size="10pt" style:font-size-asian="10pt" style:font-size-complex="10pt"/>
    </style:style>
    <style:style style:family="chart" style:name="ch2">
      <style:graphic-properties draw:fill="none" draw:stroke="none"/>
      <style:paragraph-properties/>
      <style:chart-properties/>
      <style:text-properties fo:color="#595959" style:text-position="-25%" fo:font-family="Calibri" style:font-family-asian="Arial" style:font-family-complex="Arial" fo:font-size="14pt" style:font-size-asian="14pt" style:font-size-complex="14pt" fo:letter-spacing="0pt" fo:font-weight="normal"/>
    </style:style>
    <style:style style:family="paragraph" style:name="P1">
      <style:paragraph-properties/>
      <style:text-properties fo:color="#595959" fo:font-family="Calibri" style:font-family-asian="Arial" style:font-family-complex="Arial" fo:font-size="14pt" style:font-size-asian="14pt" style:font-size-complex="14pt" fo:letter-spacing="0pt" fo:font-weight="normal"/>
    </style:style>
    <style:style style:family="text" style:name="T7">
      <style:text-properties/>
    </style:style>
    <style:style style:family="text" style:name="T8">
      <style:text-properties style:text-position="-25%"/>
    </style:style>
    <style:style style:family="text" style:name="T9">
      <style:text-properties/>
    </style:style>
    <style:style style:family="chart" style:name="ch3">
      <style:graphic-properties draw:fill="none" draw:stroke="none"/>
      <style:paragraph-properties/>
      <style:chart-properties/>
      <style:text-properties fo:color="#595959" fo:font-family="Calibri" style:font-family-asian="Arial" style:font-family-complex="Arial" fo:font-size="9pt" style:font-size-asian="9pt" style:font-size-complex="9pt"/>
    </style:style>
    <style:style style:family="chart" style:name="ch4">
      <style:graphic-properties draw:fill="none" draw:stroke="none"/>
      <style:chart-properties chart:treat-empty-cells="true" chart:symbol-type="automatic"/>
    </style:style>
    <style:style style:family="chart" style:name="ch5">
      <style:graphic-properties draw:fill="none" draw:stroke="solid" svg:stroke-color="#D8D8D8" svg:stroke-width="0.02646cm"/>
      <style:paragraph-properties/>
      <style:chart-properties chart:visible="true" chart:tick-marks-major-inner="false" chart:tick-marks-major-outer="false" chart:tick-marks-minor-inner="false" chart:tick-marks-minor-outer="true" chart:display-label="true" chart:reverse-direction="false" chart:axis-label-position="near-axis"/>
      <style:text-properties fo:color="#595959" fo:font-family="Calibri" style:font-family-asian="Calibri" style:font-family-complex="Calibri" fo:font-size="9pt" style:font-size-asian="9pt" style:font-size-complex="9pt"/>
    </style:style>
    <style:style style:family="chart" style:name="ch6">
      <style:graphic-properties draw:fill="none" draw:stroke="none"/>
      <style:paragraph-properties/>
      <style:chart-properties chart:visible="true" chart:tick-marks-major-inner="false" chart:tick-marks-major-outer="false" chart:tick-marks-minor-inner="false" chart:tick-marks-minor-outer="false" chart:display-label="true" chart:reverse-direction="false"/>
      <style:text-properties fo:color="#595959" fo:font-family="Calibri" style:font-family-asian="Calibri" style:font-family-complex="Calibri" fo:font-size="9pt" style:font-size-asian="9pt" style:font-size-complex="9pt"/>
    </style:style>
    <style:style style:family="chart" style:name="ch7">
      <style:graphic-properties draw:fill="none" draw:stroke="solid" svg:stroke-color="#D8D8D8" svg:stroke-width="0.02646cm"/>
      <style:chart-properties/>
    </style:style>
    <style:style style:family="chart" style:name="ch8">
      <style:graphic-properties draw:fill-color="#4F81BD" draw:fill="solid" draw:stroke="solid" svg:stroke-color="#4F81BD" svg:stroke-width="0.07938cm"/>
      <style:chart-properties chart:symbol-type="named-symbol" chart:symbol-name="circle" chart:symbol-width="5pt" chart:symbol-height="5pt"/>
    </style:style>
    <style:style style:family="chart" style:name="ch9">
      <style:graphic-properties draw:fill-color="#4F81BD" draw:fill="solid" draw:stroke="solid" svg:stroke-color="#4F81BD" svg:stroke-width="0.02646cm"/>
      <style:chart-properties chart:symbol-type="named-symbol" chart:symbol-name="circle" chart:symbol-width="5pt" chart:symbol-height="5pt"/>
      <style:text-properties/>
    </style:style>
    <text:list-style style:name="L1"/>
  </office:automatic-styles>
  <office:body>
    <office:chart>
      <chart:chart svg:width="13.32cm" svg:height="7.755cm" chart:style-name="ch1" chart:class="chart:line">
        <chart:title chart:style-name="ch2">
          <text:p>Entladungspannung UE[V] 
über Plasmastrom Ip[mA]</text:p>
        </chart:title>
        <chart:legend chart:legend-position="bottom" chart:style-name="ch3"/>
        <chart:plot-area chart:style-name="ch4" chart:data-source-has-labels="both">
          <chart:axis chart:dimension="x" chart:style-name="ch5">
            <chart:categories table:cell-range-address="Tabelle1.$D$6:Tabelle1.$D$13"/>
          </chart:axis>
          <chart:axis chart:dimension="y" chart:style-name="ch6">
            <chart:grid chart:class="major" chart:style-name="ch7"/>
          </chart:axis>
          <chart:series chart:values-cell-range-address="Tabelle1.$E$6:Tabelle1.$E$13" chart:label-cell-address="Tabelle1.$E$2" chart:class="chart:line" chart:style-name="ch8">
            <chart:data-point chart:repeated="8" chart:style-name="ch9"/>
          </chart:series>
        </chart:plot-area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8.2.0.14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/>
  <office:automatic-styles>
    <style:style style:family="chart" style:name="ch10">
      <style:graphic-properties draw:fill-color="#FFFFFF" draw:fill="solid" draw:stroke="solid" svg:stroke-color="#D8D8D8" svg:stroke-width="0.02646cm"/>
      <style:paragraph-properties/>
      <style:chart-properties/>
      <style:text-properties fo:color="#000000" fo:font-family="Calibri" style:font-family-asian="Arial" style:font-family-complex="Arial" fo:font-size="10pt" style:font-size-asian="10pt" style:font-size-complex="10pt"/>
    </style:style>
    <style:style style:family="chart" style:name="ch11">
      <style:graphic-properties draw:fill="none" draw:stroke="none"/>
      <style:paragraph-properties/>
      <style:chart-properties/>
      <style:text-properties fo:color="#595959" style:text-position="-25%" fo:font-family="Calibri" style:font-family-asian="Arial" style:font-family-complex="Arial" fo:font-size="14pt" style:font-size-asian="14pt" style:font-size-complex="14pt" fo:letter-spacing="0pt" fo:font-weight="normal"/>
    </style:style>
    <style:style style:family="paragraph" style:name="P2">
      <style:paragraph-properties/>
      <style:text-properties/>
    </style:style>
    <style:style style:family="text" style:name="T10">
      <style:text-properties/>
    </style:style>
    <style:style style:family="text" style:name="T11">
      <style:text-properties/>
    </style:style>
    <style:style style:family="chart" style:name="ch12">
      <style:graphic-properties draw:fill="none" draw:stroke="none"/>
      <style:paragraph-properties/>
      <style:chart-properties/>
      <style:text-properties fo:color="#595959" fo:font-family="Calibri" style:font-family-asian="Arial" style:font-family-complex="Arial" fo:font-size="9pt" style:font-size-asian="9pt" style:font-size-complex="9pt"/>
    </style:style>
    <style:style style:family="chart" style:name="ch13">
      <style:graphic-properties draw:fill="none" draw:stroke="none"/>
      <style:chart-properties chart:treat-empty-cells="true" chart:symbol-type="automatic"/>
    </style:style>
    <style:style style:family="chart" style:name="ch14">
      <style:graphic-properties draw:fill="none" draw:stroke="solid" svg:stroke-color="#D8D8D8" svg:stroke-width="0.02646cm"/>
      <style:paragraph-properties/>
      <style:chart-properties chart:visible="true" chart:tick-marks-major-inner="false" chart:tick-marks-major-outer="false" chart:tick-marks-minor-inner="false" chart:tick-marks-minor-outer="true" chart:display-label="true" chart:reverse-direction="false" chart:axis-label-position="near-axis"/>
      <style:text-properties fo:color="#595959" fo:font-family="Calibri" style:font-family-asian="Calibri" style:font-family-complex="Calibri" fo:font-size="9pt" style:font-size-asian="9pt" style:font-size-complex="9pt"/>
    </style:style>
    <style:style style:family="chart" style:name="ch15">
      <style:graphic-properties draw:fill="none" draw:stroke="none"/>
      <style:paragraph-properties/>
      <style:chart-properties chart:visible="true" chart:tick-marks-major-inner="false" chart:tick-marks-major-outer="false" chart:tick-marks-minor-inner="false" chart:tick-marks-minor-outer="false" chart:display-label="true" chart:reverse-direction="false"/>
      <style:text-properties fo:color="#595959" fo:font-family="Calibri" style:font-family-asian="Calibri" style:font-family-complex="Calibri" fo:font-size="9pt" style:font-size-asian="9pt" style:font-size-complex="9pt"/>
    </style:style>
    <style:style style:family="chart" style:name="ch16">
      <style:graphic-properties draw:fill="none" draw:stroke="solid" svg:stroke-color="#D8D8D8" svg:stroke-width="0.02646cm"/>
      <style:chart-properties/>
    </style:style>
    <style:style style:family="chart" style:name="ch17">
      <style:graphic-properties draw:fill-color="#4F81BD" draw:fill="solid" draw:stroke="solid" svg:stroke-color="#4F81BD" svg:stroke-width="0.07938cm"/>
      <style:chart-properties chart:symbol-type="named-symbol" chart:symbol-name="circle" chart:symbol-width="5pt" chart:symbol-height="5pt"/>
    </style:style>
    <style:style style:family="chart" style:name="ch18">
      <style:graphic-properties draw:fill-color="#4F81BD" draw:fill="solid" draw:stroke="solid" svg:stroke-color="#4F81BD" svg:stroke-width="0.02646cm"/>
      <style:chart-properties chart:symbol-type="named-symbol" chart:symbol-name="circle" chart:symbol-width="5pt" chart:symbol-height="5pt"/>
      <style:text-properties/>
    </style:style>
    <text:list-style style:name="L1"/>
  </office:automatic-styles>
  <office:body>
    <office:chart>
      <chart:chart svg:width="13.32cm" svg:height="7.212cm" chart:style-name="ch10" chart:class="chart:line">
        <chart:title chart:style-name="ch11">
          <text:p>Entladungspannung UE[V] 
über Gasdruck P[mbar]</text:p>
        </chart:title>
        <chart:legend chart:legend-position="bottom" chart:style-name="ch12"/>
        <chart:plot-area chart:style-name="ch13" chart:data-source-has-labels="both">
          <chart:axis chart:dimension="x" chart:style-name="ch14">
            <chart:categories table:cell-range-address="Tabelle1.$A$3:Tabelle1.$A$17"/>
          </chart:axis>
          <chart:axis chart:dimension="y" chart:style-name="ch15">
            <chart:grid chart:class="major" chart:style-name="ch16"/>
          </chart:axis>
          <chart:series chart:values-cell-range-address="Tabelle1.$B$3:Tabelle1.$B$17" chart:label-cell-address="Tabelle1.$B$2" chart:class="chart:line" chart:style-name="ch17">
            <chart:data-point chart:repeated="15" chart:style-name="ch18"/>
          </chart:series>
        </chart:plot-area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8.2.0.14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/>
</office:document-styles>
</file>